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ϕ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row>
        <mo stretchy="false">∫</mo>
        <msup>
          <mtext>d</mtext>
          <mn>3</mn>
        </msup>
      </mrow>
      <mi>r</mi>
      <mi>'</mi>
      <mspace width="0.5em"/>
      <mfrac>
        <mrow>
          <mi mathvariant="normal">ρ</mi>
          <mrow>
            <mo fence="true" stretchy="false">(</mo>
            <mrow>
              <mrow>
                <mstyle mathvariant="bold">
                  <mi>r</mi>
                </mstyle>
                <mi>'</mi>
              </mrow>
            </mrow>
            <mo fence="true" stretchy="false">)</mo>
          </mrow>
        </mrow>
        <mrow>
          <mo fence="true" stretchy="false">|</mo>
          <mrow>
            <mrow>
              <mrow>
                <mstyle mathvariant="bold">
                  <mi>r</mi>
                </mstyle>
                <mo stretchy="false">−</mo>
                <mstyle mathvariant="bold">
                  <mi>r</mi>
                </mstyle>
              </mrow>
              <mi>'</mi>
            </mrow>
          </mrow>
          <mo fence="true" stretchy="false">|</mo>
        </mrow>
      </mfrac>
    </mrow>
    <annotation encoding="StarMath 5.0">%iphi ( bold r ) `=` {1} over {4 %pi %varepsilon _0} ` int "d" ^3 r' ` {%rho ({bold r}')} over {lline { bold r } - { bold r } ' rline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24:26.470000000</meta:creation-date>
    <meta:generator>LibreOffice/4.2.4.2$Windows_x86 LibreOffice_project/63150712c6d317d27ce2db16eb94c2f3d7b699f8</meta:generator>
  </office:meta>
</office:document-meta>
</file>